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Opening</text:p>
        </text:list-item>
        <text:list-item>
          <text:p text:style-name="P1">Vaststellen agenda</text:p>
        </text:list-item>
        <text:list-item>
          <text:p text:style-name="P1">Notulen vorige vergadering</text:p>
        </text:list-item>
        <text:list-item>
          <text:p text:style-name="P1">Status project</text:p>
        </text:list-item>
        <text:list-item>
          <text:p text:style-name="P1">Volgende fase</text:p>
        </text:list-item>
        <text:list-item>
          <text:p text:style-name="P1">Afspraken volgende vergadering</text:p>
        </text:list-item>
        <text:list-item>
          <text:p text:style-name="P1">WVTTK</text:p>
        </text:list-item>
        <text:list-item>
          <text:p text:style-name="P1">Rondvraag</text:p>
        </text:list-item>
        <text:list-item>
          <text:p text:style-name="P1">Slot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4-15T09:46:06</meta:creation-date>
    <dc:date>2009-04-22T10:43:01</dc:date>
    <meta:editing-cycles>3</meta:editing-cycles>
    <meta:editing-duration>PT3H5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6" meta:character-count="126"/>
  </office:meta>
</office:document-meta>
</file>